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2E000000C59C54C757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Segoe UI" svg:font-family="'Segoe UI'" style:font-pitch="variable"/>
    <style:font-face style:name="Times New Roman2" svg:font-family="'Times New Roman'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egoe UI1" svg:font-family="'Segoe UI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0.324cm"/>
    </style:style>
    <style:style style:name="Tabelle1.B" style:family="table-column">
      <style:table-column-properties style:column-width="1.619cm"/>
    </style:style>
    <style:style style:name="Tabelle1.C" style:family="table-column">
      <style:table-column-properties style:column-width="2.036cm"/>
    </style:style>
    <style:style style:name="Tabelle1.D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D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4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D4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2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7" style:family="paragraph" style:parent-style-name="Text">
      <style:text-properties fo:language="en" fo:country="US"/>
    </style:style>
    <style:style style:name="P18" style:family="paragraph" style:parent-style-name="cognovis_5f_Datum">
      <style:text-properties fo:language="en" fo:country="US"/>
    </style:style>
    <style:style style:name="P19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0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1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fo:font-size="10pt" style:font-size-asian="10pt" style:font-size-complex="10pt"/>
    </style:style>
    <style:style style:name="P23" style:family="paragraph" style:parent-style-name="Standard" style:master-page-name="First_20_Page">
      <style:paragraph-properties style:page-number="auto"/>
      <style:text-properties fo:language="en" fo:country="US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style:text-autospace="none"/>
    </style:style>
    <style:style style:name="P27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end" fo:text-indent="0cm"/>
    </style:style>
    <style:style style:name="P2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fo:color="#000099" style:font-name="Trebuchet MS" fo:font-size="7pt" fo:language="en" fo:country="US" style:text-underline-style="solid" style:text-underline-width="auto" style:text-underline-color="font-color" style:font-name-asian="ヒラギノ角ゴ Pro W31" style:font-size-asian="7pt"/>
    </style:style>
    <style:style style:name="T3" style:family="text">
      <style:text-properties style:font-name-complex="Arial"/>
    </style:style>
    <style:style style:name="T4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7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8" style:family="text">
      <style:text-properties fo:color="#c8d828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/>
      <text:p text:style-name="P5"><draw:frame text:anchor-type="char" draw:z-index="6" draw:style-name="gr4" draw:text-style-name="P24" svg:width="11.346cm" svg:height="4.527cm" svg:x="-0.009cm" svg:y="0.157cm"><draw:text-box><text:p text:style-name="P24"><text:span text:style-name="T7">cogno</text:span><text:span text:style-name="T8">vís</text:span><text:span text:style-name="T7"> • project management solutions • schrödersweg 27 • 22453 hamburg</text:span></text:p><text:p><text:span text:style-name="T9"/></text:p><text:p><text:span text:style-name="T10">@company_name;noquote@</text:span></text:p><text:p><text:span text:style-name="T11">@company_contact_name;noquote@</text:span></text:p><text:p><text:span text:style-name="T12">@address_line1;noquote@</text:span></text:p><text:p text:style-name="P24"><text:span text:style-name="T10"/></text:p><text:p><text:span text:style-name="T12">@address_postal_code;noquote@ @address_city;noquote@</text:span></text:p><text:p text:style-name="P26"><text:span text:style-name="T11">@country_name;noquote@</text:span></text:p><text:p text:style-name="P26"><text:span text:style-name="T11"/></text:p><text:p text:style-name="P27"><text:span text:style-name="T13">VAT Reg No.: @vat_number;noquote@</text:span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18"/>
      <text:p text:style-name="P11"/>
      <text:p text:style-name="P11"/>
      <text:p text:style-name="P11"><draw:frame text:anchor-type="char" draw:z-index="7" draw:style-name="gr5" draw:text-style-name="P29" svg:width="4.128cm" svg:height="0.354cm" svg:x="12.116cm" svg:y="0.37cm"><draw:text-box><text:p text:style-name="P28"><text:span text:style-name="T14">@invoice_date_pretty;noquote@</text:span></text:p></draw:text-box></draw:frame></text:p>
      <text:p text:style-name="P10"/>
      <text:p text:style-name="P8">Invoice <text:span text:style-name="T3">@invoice_nr;noquote@</text:span></text:p>
      <text:p text:style-name="P7"><text:s/></text:p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2">PO-Nr: @company_project_nr;noquote@</text:p>
            </table:table-cell>
            <table:table-cell table:style-name="Tabelle1.B1" office:value-type="string">
              <text:p text:style-name="P19">Amount</text:p>
            </table:table-cell>
            <table:table-cell table:style-name="Tabelle1.B1" office:value-type="string">
              <text:p text:style-name="P19">Price</text:p>
            </table:table-cell>
            <table:table-cell table:style-name="Tabelle1.D1" office:value-type="string">
              <text:p text:style-name="P19">Sum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1">@item_name;noquote@</text:p>
          </table:table-cell>
          <table:table-cell table:style-name="Tabelle1.A2" office:value-type="string">
            <text:p text:style-name="P20">@item_units_pretty@ </text:p>
          </table:table-cell>
          <table:table-cell table:style-name="Tabelle1.A2" office:value-type="string">
            <text:p text:style-name="P20">@price_per_unit_pretty@ €</text:p>
          </table:table-cell>
          <table:table-cell table:style-name="Tabelle1.D2" office:value-type="string">
            <text:p text:style-name="P20">@amount_pretty@ €</text:p>
          </table:table-cell>
        </table:table-row>
        <table:table-row table:style-name="Tabelle1.3">
          <table:table-cell table:style-name="Tabelle1.A2" office:value-type="string">
            <text:p text:style-name="P9">Sum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>@subtotal_pretty;noquote@ €</text:p>
          </table:table-cell>
        </table:table-row>
        <table:table-row table:style-name="Tabelle1.3">
          <table:table-cell table:style-name="Tabelle1.A4" office:value-type="string">
            <text:p text:style-name="P9">@vat_perc_pretty;noquote@ 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@vat_amount_pretty;noquote@ €</text:p>
          </table:table-cell>
        </table:table-row>
        <table:table-row table:style-name="Tabelle1.3">
          <table:table-cell table:style-name="Tabelle1.A4" office:value-type="string">
            <text:p text:style-name="P13">Total</text:p>
          </table:table-cell>
          <table:table-cell table:style-name="Tabelle1.A4" office:value-type="string">
            <text:p text:style-name="P13"/>
          </table:table-cell>
          <table:table-cell table:style-name="Tabelle1.A4" office:value-type="string">
            <text:p text:style-name="P13"/>
          </table:table-cell>
          <table:table-cell table:style-name="Tabelle1.D4" office:value-type="string">
            <text:p text:style-name="P13">@total_due_pretty;noquote@ €</text:p>
          </table:table-cell>
        </table:table-row>
      </table:table>
      <text:p text:style-name="P12"/>
      <text:p text:style-name="P3">@cost_note;noquote@</text:p>
      <text:p text:style-name="P3"/>
      <text:p text:style-name="P4">Payable until @calculated_due_date_pretty;noquote@ without deduction to our below mentioned bank account.</text:p>
      <text:p text:style-name="P4"/>
      <text:p text:style-name="P4">Thanks a lot for your trust in us, it is a pleasure working with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Segoe UI" svg:font-family="'Segoe UI'" style:font-pitch="variable"/>
    <style:font-face style:name="Times New Roman2" svg:font-family="'Times New Roman'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egoe UI1" svg:font-family="'Segoe UI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="100%"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="100%"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311cm"/>
    </style:style>
    <style:style style:name="Tabelle2.B" style:family="table-column">
      <style:table-column-properties style:column-width="3.951cm"/>
    </style:style>
    <style:style style:name="Tabelle2.C" style:family="table-column">
      <style:table-column-properties style:column-width="4.498cm"/>
    </style:style>
    <style:style style:name="Tabelle2.D" style:family="table-column">
      <style:table-column-properties style:column-width="4.568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MP9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fo:color="#000099" style:font-name="Trebuchet MS" fo:font-size="7pt" fo:language="en" fo:country="US" style:text-underline-style="solid" style:text-underline-width="auto" style:text-underline-color="font-color" style:font-name-asian="ヒラギノ角ゴ Pro W31" style:font-size-asian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afik1" text:anchor-type="paragraph" svg:x="9.848cm" svg:y="-0.201cm" svg:width="6.535cm" svg:height="2.066cm" draw:z-index="8"><draw:image xlink:href="Pictures/100002010000022E000000C59C54C757.png" xlink:type="simple" xlink:show="embed" xlink:actuate="onLoad"/></draw:frame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cognovís GmbH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7">phone: +49 (40) 386 60 521</text:p>
              <text:p text:style-name="MP8">fax: +49 (40) 386 60 523</text:p>
              <text:p text:style-name="MP8">info@cognovis.de</text:p>
              <text:p text:style-name="Text"><text:a xlink:type="simple" xlink:href="http://www.cognovis.de/"><text:span text:style-name="MT5">http://www.cognovis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19 988 205, BLZ: 20010020</text:p>
              <text:p text:style-name="MP8">IBAN: DE50200100200019988205</text:p>
              <text:p text:style-name="MP8">BIC-Code: PBNKDEFF200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ner Lamberts_</dc:title>
    <meta:initial-creator>Malte Sussdorff</meta:initial-creator>
    <dc:date>2013-01-02T10:34:59</dc:date>
    <meta:generator>OpenOffice.org/3.4.1$Unix OpenOffice.org_project/341m1$Build-9593</meta:generator>
    <meta:editing-duration>PT1H17M12S</meta:editing-duration>
    <meta:editing-cycles>31</meta:editing-cycles>
    <meta:document-statistic meta:table-count="2" meta:image-count="1" meta:object-count="0" meta:page-count="1" meta:paragraph-count="37" meta:word-count="102" meta:character-count="822"/>
  </office:meta>
</office:document-meta>
</file>